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Util.getMockHandler( Object m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Util.resetMock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Util.isMock( Object m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Util.getMockName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Util.resolve( Object mo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Util.typeMockabilityOf( Class &lt; ? &gt; type , String mockMa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Util.getMockMaker( String mockMak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ockUtil.isSpy( Object m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Util.Mock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ckUtil.getMockHandlerOrNull( Object mo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Util.getMockSettings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Util.maybeRedefineMockName( Object mock , String new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Util.areSameMocks( Object mockA , Object mock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Util.createConstructionMock( Class &lt; T &gt; type , Function &lt; MockedConstruction . Context , MockCreationSettings &lt; T &gt; &gt; settingsFactory , MockedConstruction . MockInitializer &lt; T &gt; mock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Util.createStaticMock( Class &lt; T &gt; type , MockCreationSettings &lt; T &gt;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Util.createMock( MockCreationSettings &lt; T &gt; 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ckUtil.getInvocationContainer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Util.clearAllCach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